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334.74pt"/>
    </style:style>
    <style:style style:name="co3" style:family="table-column">
      <style:table-column-properties fo:break-before="auto" style:column-width="54.91pt"/>
    </style:style>
    <style:style style:name="co4" style:family="table-column">
      <style:table-column-properties fo:break-before="auto" style:column-width="522.96pt"/>
    </style:style>
    <style:style style:name="co5" style:family="table-column">
      <style:table-column-properties fo:break-before="auto" style:column-width="114.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_20_base_20_em_20_tudo_20_relacionado_20_a_20_sistemas_20_distribuí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 base em tudo relacionado a sistemas distribuí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meaça Identificada</text:p>
          </table:table-cell>
          <table:table-cell table:style-name="ce1" office:value-type="string" calcext:value-type="string">
            <text:p>Risco Inicial</text:p>
          </table:table-cell>
          <table:table-cell table:style-name="ce1" office:value-type="string" calcext:value-type="string">
            <text:p>Medidas de Mitigação (Implementadas)</text:p>
          </table:table-cell>
          <table:table-cell table:style-name="ce1" office:value-type="string" calcext:value-type="string">
            <text:p>Risco Residual (Estimado)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zamento de DadosInterceptação de arquivos sensíveis durante o tráfego.</text:p>
          </table:table-cell>
          <table:table-cell table:style-name="ce2" office:value-type="string" calcext:value-type="string">
            <text:p>Alto</text:p>
          </table:table-cell>
          <table:table-cell table:style-name="ce2" office:value-type="string" calcext:value-type="string">
            <text:p>• Criptografia em trânsito (HTTPS)• Isolamento de rede Docker (ia_network) • Validação de tipos de arquivo</text:p>
          </table:table-cell>
          <table:table-cell table:style-name="ce2" office:value-type="string" calcext:value-type="string">
            <text:p>Baix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taque DDoSSobrecarga do orquestrador ou agentes por múltiplas requisições.</text:p>
          </table:table-cell>
          <table:table-cell table:style-name="ce2" office:value-type="string" calcext:value-type="string">
            <text:p>Médio</text:p>
          </table:table-cell>
          <table:table-cell table:style-name="ce2" office:value-type="string" calcext:value-type="string">
            <text:p>• Rate limiting nos endpoints• Health checks automáticos• Limites de recursos via Containerização (Docker)</text:p>
          </table:table-cell>
          <table:table-cell table:style-name="ce2" office:value-type="string" calcext:value-type="string">
            <text:p>Baix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Upload MaliciosoEnvio de scripts executáveis disfarçados de planilhas/imagens.</text:p>
          </table:table-cell>
          <table:table-cell table:style-name="ce2" office:value-type="string" calcext:value-type="string">
            <text:p>Médio</text:p>
          </table:table-cell>
          <table:table-cell table:style-name="ce2" office:value-type="string" calcext:value-type="string">
            <text:p>• Validação estrita de tipos MIME e extensão • Sanitização de nomes de arquivo• Execução em containers isolados (Sandbox)</text:p>
          </table:table-cell>
          <table:table-cell table:style-name="ce2" office:value-type="string" calcext:value-type="string">
            <text:p>Baixo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_20_base_20_em_20_tudo_20_relacionado_20_a_20_sistemas_20_distribuí..." style:display-name="PageStyle_Com base em tudo relacionado a sistemas distribuí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